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FactoryBeanTests.testGlobalsWithou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intcutForVoid.PointcutForVo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lobalIntroductionAdvice.get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sOnITestBean.DependsOnITestBean( ITestBean t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FactoryBeanTests.testPrototypeInstancesAreNot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xyFactoryBeanTests.testSingletonInstancesAre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oxyFactoryBeanTests.testWithIntercepto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xyFactoryBeanTests.testDetects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lobalAspectInterfaceInterceptor.implementsInterface( Class &lt; ? &gt; in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FactoryBeanTests.testSerializableSingleton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xyFactoryBeanTests.testSerializablePrototype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lobalIntroductionAdvice.getClass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FactoryBeanTests.testTargetSourceNotAtEndOfInterceptorNamesIsRe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xyFactoryBeanTests.testIsDynamicProxyWhenAutodetectingInterfacesFor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FactoryBeanTests.testTargetAsInn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xyFactoryBea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xyFactoryBeanTests.testCglibPrototyp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xyFactoryBeanTests.testCanGetFactoryReferenceAndManipu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oxyFactoryBeanTests.testCanAddAndRemoveAdvicesOn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xyFactoryBeanTests.testAutoInv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xyFactoryBeanTests.testPrototypeInterceptorSingleton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lobalIntroductionAdvice.isPer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FactoryBeanTests.testWithLateIntercepto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xyFactoryBeanTests.testFrozen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FactoryBeanTests.testIsDynamicProxyWhenInterface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FactoryBeanTests.testGetObjectTypeWithTargetViaTar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xyFactoryBeanTests.testCanAddAndRemoveAspectInterfacesOn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GlobalIntroductionAdvice.getInterfa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FactoryBeanTests.testMethodPointc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xyFactoryBeanTests.testIsDynamicProxyWhenAutodetecting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FactoryBeanTests.testIsDynamicProxyWhenInterfaceSpecifiedFor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FactoryBeanTests.testCanAddThrowsAdviceWithout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ointcutForVoid.matches( Method m , @ Nullable Class &lt; ? &gt; targetClass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FactoryBeanTests.testEmptyIntercepto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FactoryBeanTests.testGlobalsCanAddAspectInterfa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xyFactoryBeanTests.testDoubleTargetSourcesAreRe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FactoryBeanTests.testProxyNotSerializableBecauseOf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FactoryBeanTests.testGetObjectTypeWithNoTargetOrTarget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xyFactoryBeanTests.testInnerBeanTargetUsing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xyFactoryBeanTests.testPrototypeInstancesAreIndependent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oxyFactoryBeanTests.testGetObjectTypeWithDirec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xyFactoryBeanTests.testDoubleTargetSourceIsReject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lobalAspectInterfaceInterceptor.invoke( MethodInvocation m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FactoryBeanTests.testSerializableSingletonProxy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lobalIntroductionAdvice.validate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xyFactoryBeanTests.testPrototype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intcutForVoid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